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B000000E40135B06F8F0C4360D.jpg" manifest:media-type="image/jpeg"/>
  <manifest:file-entry manifest:full-path="Pictures/100000000000072000000E4089A5D4F296C86C1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7.117cm, 0cm, 21.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9.883cm, 2.118cm, 32.246cm, 10.5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Bild2" text:anchor-type="paragraph" svg:x="-1.833cm" svg:y="-1.866cm" svg:width="20.752cm" svg:height="15.427cm" draw:z-index="1"><draw:image xlink:href="Pictures/1000000000000AB000000E40135B06F8F0C4360D.jpg" xlink:type="simple" xlink:show="embed" xlink:actuate="onLoad" loext:mime-type="image/jpeg"/></draw:frame></text:p>
      <text:p text:style-name="P1"><draw:frame draw:style-name="fr1" draw:name="Bild1" text:anchor-type="paragraph" svg:x="-1.887cm" svg:y="2.431cm" svg:width="20.888cm" svg:height="25.269cm" draw:z-index="0"><draw:image xlink:href="Pictures/100000000000072000000E4089A5D4F296C86C19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0T22:44:35.391000000</meta:creation-date>
    <dc:date>2020-12-20T22:48:46.273000000</dc:date>
    <meta:editing-duration>PT1M26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Neat_Office/6.2.8.2$Windows_x86 LibreOffice_project/</meta:generator>
  </office:meta>
</office:document-meta>
</file>